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285f02" officeooo:paragraph-rsid="00285f02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2a2828" officeooo:paragraph-rsid="002a282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40pt" fo:font-weight="bold" officeooo:rsid="002fa515" officeooo:paragraph-rsid="002fa515" style:font-size-asian="40pt" style:font-weight-asian="bold" style:font-size-complex="40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40pt" fo:font-weight="normal" officeooo:rsid="002fa515" officeooo:paragraph-rsid="002fa515" style:font-size-asian="40pt" style:font-weight-asian="normal" style:font-size-complex="4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32pt" officeooo:rsid="00285f02" officeooo:paragraph-rsid="00285f02" style:font-size-asian="32pt" style:font-size-complex="3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✚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3">Chủ đề</text:p>
      <text:list xml:id="list191735791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Thánh Tử đạo</text:p>
                        </text:list-item>
                        <text:list-item>
                          <text:p text:style-name="P4">Linh mục</text:p>
                        </text:list-item>
                        <text:list-item>
                          <text:p text:style-name="P4">Hôn phối</text:p>
                        </text:list-item>
                        <text:list-item>
                          <text:p text:style-name="P4">Xuân mới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11-27T15:30:29.734000000</dc:date>
    <meta:editing-duration>PT8H38M5S</meta:editing-duration>
    <meta:editing-cycles>34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5" meta:word-count="15" meta:character-count="46" meta:non-whitespace-character-count="40"/>
  </office:meta>
</office:document-meta>
</file>